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3" style:family="paragraph" style:parent-style-name="Standard">
      <style:paragraph-properties fo:break-before="auto" fo:break-after="auto" style:writing-mode="lr-tb"/>
    </style:style>
    <style:style style:name="P4" style:family="paragraph" style:parent-style-name="Standard" style:list-style-name="LS1">
      <style:paragraph-properties fo:margin-top="0in" fo:margin-bottom="0in" fo:break-before="auto" fo:break-after="auto" style:writing-mode="lr-tb"/>
    </style:style>
    <style:style style:name="P5" style:family="paragraph" style:parent-style-name="Standard" style:list-style-name="LS4">
      <style:paragraph-properties fo:margin-top="0in" fo:margin-bottom="0in"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1" style:family="paragraph" style:parent-style-name="Heading_20_3">
      <style:paragraph-properties fo:break-before="auto" fo:break-after="auto" style:writing-mode="lr-tb"/>
    </style:style>
    <style:style style:name="P12"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writing-mode="lr-tb"/>
    </style:style>
    <style:style style:name="P13" style:family="paragraph" style:parent-style-name="Heading_20_4">
      <style:paragraph-properties fo:margin-left="0in" fo:margin-right="0in" fo:margin-top="0.1665in" fo:margin-bottom="0.028in" fo:line-height="115%" fo:text-align="start" style:justify-single-word="false" fo:text-indent="0in" style:auto-text-indent="false" fo:break-before="auto" fo:break-after="auto" style:writing-mode="lr-tb"/>
    </style:style>
    <style:style style:name="P14" style:family="paragraph" style:parent-style-name="Heading_20_4">
      <style:paragraph-properties fo:break-before="auto" fo:break-after="auto" style:writing-mode="lr-tb"/>
    </style:style>
    <style:style style:name="P15"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16" style:family="paragraph" style:parent-style-name="Heading_20_1" style:master-page-name="Standard">
      <style:paragraph-properties fo:margin-left="0in" fo:margin-right="0in" fo:margin-top="0.3335in" fo:margin-bottom="0in" fo:line-height="115%" fo:text-align="start" style:justify-single-word="false" fo:text-indent="0in" style:auto-text-indent="false" style:page-number="auto"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0"><text:bookmark text:name="h.ek9k8y4xqaks"/><text:span text:style-name="T1">Requirements</text:span><text:span text:style-name="T1"> </text:span><text:span text:style-name="T1">and</text:span><text:span text:style-name="T1"> </text:span><text:span text:style-name="T1">Analysis</text:span><text:span text:style-name="T1"> </text:span><text:span text:style-name="T1">Document</text:span><text:span text:style-name="T1"> </text:span><text:span text:style-name="T1">for</text:span><text:span text:style-name="T1"> </text:span><text:span text:style-name="T1">Project</text:span><text:span text:style-name="T1"> </text:span><text:span text:style-name="T1">Five</text:span><text:span text:style-name="T1"> (</text:span><text:span text:style-name="T1">RAD</text:span><text:span text:style-name="T1">)</text:span></text:h>
      <text:h text:style-name="P15" text:outline-level="10"><text:bookmark text:name="h.5ik5vmf32ae7"/>Introduction</text:h>
      <text:h text:style-name="P11" text:outline-level="10"><text:bookmark text:name="h.9nsgemk4dsz2"/>1.1 Purpose of application </text:h>
      <text:p text:style-name="P3"><text:line-break/>The purpose of the project is to build an application for a simple, real time 3D-rendered, multi-player game, which could be placed in a “real time tactics”-genre. The application will be easy to use and no expertise should be needed in order to play.</text:p>
      <text:h text:style-name="P11" text:outline-level="10"><text:span text:style-name="T2">1.2 General characteristics of application </text:span></text:h>
      <text:p text:style-name="P1">The initial application will be a multi-player game for two or more players. It will be using the jMonkeyEngine supporting all desktop platforms (Windows/Mac/Linux).</text:p>
      <text:p text:style-name="P3"/>
      <text:p text:style-name="P1">The game consists of an ocean-like terrain where each player controls a single unit which he can move across the battlefield. A round ends when a player has eliminated all other player controlled units, which is done by depleting the opponents hit points to zero using projectiles or collisions.</text:p>
      <text:p text:style-name="P3"/>
      <text:p text:style-name="P3">A game ends when a player reaches a given amount of won rounds.</text:p>
      <text:h text:style-name="P11" text:outline-level="10"><text:span text:style-name="T2">1.3 Scope of application </text:span></text:h>
      <text:p text:style-name="P1">The application does not include computer controlled units. It is designed to be played with and against other people on a single computer running Linux, Mac or Windows. The application will not save any particular information, between games but should be able to produce and present statistics of the last played game, such as winner.</text:p>
      <text:h text:style-name="P11" text:outline-level="10"><text:span text:style-name="T2">1.4 Objectives and success criteria of the project </text:span></text:h>
      <text:p text:style-name="P1">It should be possible to play, and finish, a game with two players using the default settings. The game should be able to start, players should be able to complete a number of rounds, until one player wins enough rounds by being the last man standing. During gameplay, the players must be able to pick up power ups, fire shots and collide with the opponent. After a finished game, the winner must be announced.</text:p>
      <text:h text:style-name="P11" text:outline-level="10"><text:bookmark text:name="h.odb5rrhxavb0"/><text:span text:style-name="T2">1.5 Definitions, acronyms and abbreviations </text:span></text:h>
      <text:list xml:id="list10021517751" text:style-name="LS1">
        <text:list-item>
          <text:p text:style-name="P4"><text:span text:style-name="T2">GUI</text:span><text:span text:style-name="T2"> </text:span>- Graphical User Interface</text:p>
        </text:list-item>
        <text:list-item>
          <text:p text:style-name="P4"><text:span text:style-name="T2">jMonkeyEngine</text:span><text:span text:style-name="T2"> </text:span>- Open Source Java Game Engine. jmonkeyengine.org</text:p>
        </text:list-item>
        <text:list-item>
          <text:p text:style-name="P7"><text:span text:style-name="T2">Desktop</text:span><text:span text:style-name="T2"> </text:span>- Stationary computer</text:p>
        </text:list-item>
        <text:list-item>
          <text:p text:style-name="P4"><text:span text:style-name="T2">Hit</text:span><text:span text:style-name="T2"> </text:span><text:span text:style-name="T2">point</text:span><text:span text:style-name="T2"> </text:span>- Sort of a health point. When 0, player is dead.</text:p>
        </text:list-item>
        <text:list-item>
          <text:p text:style-name="P7"><text:soft-page-break/><text:span text:style-name="T2">Statistics</text:span><text:span text:style-name="T2"> </text:span>- Number of shots fired per player, accuracy, winner etc...</text:p>
        </text:list-item>
        <text:list-item>
          <text:p text:style-name="P7"><text:span text:style-name="T2">Unit</text:span><text:span text:style-name="T2"> </text:span>- For example tank, ship, spaceship, humvee etc</text:p>
        </text:list-item>
        <text:list-item>
          <text:p text:style-name="P7"><text:span text:style-name="T2">Powerups</text:span><text:span text:style-name="T2"> </text:span>- For example speed, health, extra damage etc</text:p>
        </text:list-item>
      </text:list>
      <text:p text:style-name="P1"/>
      <text:h text:style-name="P11" text:outline-level="10"><text:bookmark text:name="h.yflr36l281we"/>2.1 Functional Requirements</text:h>
      <text:p text:style-name="P1">The player(s) should be able to:</text:p>
      <text:p text:style-name="P3"/>
      <text:p text:style-name="P3">Before the game:</text:p>
      <text:list xml:id="list1880180821" text:style-name="LS2">
        <text:list-item>
          <text:p text:style-name="P8">Start a game with settings from text file.</text:p>
        </text:list-item>
      </text:list>
      <text:p text:style-name="P3"/>
      <text:p text:style-name="P3">In the game:</text:p>
      <text:list xml:id="list831508014" text:style-name="LS3">
        <text:list-item>
          <text:p text:style-name="P9">Move the unit forwards.</text:p>
        </text:list-item>
        <text:list-item>
          <text:p text:style-name="P9">Steer the unit left/right.</text:p>
        </text:list-item>
        <text:list-item>
          <text:p text:style-name="P9">Accelerate/slow down speed of unit.</text:p>
        </text:list-item>
        <text:list-item>
          <text:p text:style-name="P9">Fire projectiles.</text:p>
        </text:list-item>
        <text:list-item>
          <text:p text:style-name="P9">Get hurt.</text:p>
        </text:list-item>
        <text:list-item>
          <text:p text:style-name="P9">End game by losing.</text:p>
        </text:list-item>
        <text:list-item>
          <text:p text:style-name="P9">End game by winning.</text:p>
        </text:list-item>
        <text:list-item>
          <text:p text:style-name="P9">Collide with other units and damage it.</text:p>
        </text:list-item>
        <text:list-item>
          <text:p text:style-name="P9">Pick up item that provides unit with powerup.</text:p>
        </text:list-item>
      </text:list>
      <text:h text:style-name="P12" text:outline-level="10"><text:bookmark text:name="h.l35j85v9sdbq"/>2.2 Non-functional requirements</text:h>
      <text:h text:style-name="P13" text:outline-level="10"><text:bookmark text:name="h.wpu4wkh4qhe7"/>2.2.1 Usability</text:h>
      <text:p text:style-name="P1">First-time users should be able to start a new game round without any problems. Any necessary information will be displayed on screen. </text:p>
      <text:p text:style-name="P1"/>
      <text:p text:style-name="P1">The game will only be in English since user does not have to be very familiar with the language to be able to play it anyway.</text:p>
      <text:p text:style-name="P1"/>
      <text:p text:style-name="P1">Since the game is very simple, no user manual will be needed. All information required will be available in the game.</text:p>
      <text:h text:style-name="P14" text:outline-level="10"><text:bookmark text:name="h.a5jyuf15beot"/>2.2.2 Reliability</text:h>
      <text:p text:style-name="P3">N/A (A game does not need to be reliable in this meaning)</text:p>
      <text:h text:style-name="P14" text:outline-level="10"><text:bookmark text:name="h.8w0d0hmagxs3"/>2.2.3 Performance</text:h>
      <text:p text:style-name="P3">The game will work with up to four players without any frame drops on a fairly modern computer using correct open GL drivers.</text:p>
      <text:h text:style-name="P14" text:outline-level="10"><text:bookmark text:name="h.rxgk0du0iklb"/>2.2.4 Supportability</text:h>
      <text:p text:style-name="P3">The application will be implemented so that the the game and physics engine is easily replaceable to i.e support other platforms. The estimated time for and an operation like this will not exceed 1 man-month.</text:p>
      <text:p text:style-name="P3"><text:soft-page-break/></text:p>
      <text:p text:style-name="P3">Automated tests for each model will be included to ensure that all functionality works. GUI will be tested and results recorded to be included in the final documentation.</text:p>
      <text:h text:style-name="P14" text:outline-level="10"><text:bookmark text:name="h.wg7zk6snfi01"/>2.2.5 Implementation</text:h>
      <text:p text:style-name="P1">The application is implemented in Java environment to support Windows, Mac and Linux. The JRE is therefore required in order to run the game. Linux systems using the Mesa OpenGL driver may require additional libraries such as libtxc-dxtn to support DXT1-compression. </text:p>
      <text:h text:style-name="P14" text:outline-level="10"><text:bookmark text:name="h.w90phv7926hp"/>2.2.6 Packaging and installation</text:h>
      <text:p text:style-name="P1">The whole package will contain:</text:p>
      <text:p text:style-name="P1">- A README file documenting how to start and use the game</text:p>
      <text:p text:style-name="P1">- An executable jar file to launch the game with</text:p>
      <text:p text:style-name="P1">- Resources such as graphics, and other media used by the game.</text:p>
      <text:p text:style-name="P1"/>
      <text:p text:style-name="P1">Packaged into a zip archive.</text:p>
      <text:h text:style-name="P14" text:outline-level="10"><text:bookmark text:name="h.qpnpe4exfyds"/>2.2.7 Legal</text:h>
      <text:p text:style-name="P3">There are no known legal issues regarding neither the issued frameworks nor the game title.</text:p>
      <text:h text:style-name="P14" text:outline-level="10"><text:bookmark text:name="h.6l96z02t4mk"/>2.3.1 Use Case Model</text:h>
      <text:p text:style-name="P2"/>
      <text:p text:style-name="P1">See appendix.</text:p>
      <text:p text:style-name="P1"/>
      <text:h text:style-name="P14" text:outline-level="10"><text:bookmark text:name="h.bxh0sam7sy5"/>2.3.2 Use Case Priority</text:h>
      <text:list xml:id="list966295718" text:style-name="LS4">
        <text:list-item>
          <text:p text:style-name="P5">StartRound</text:p>
        </text:list-item>
        <text:list-item>
          <text:p text:style-name="P5">Navigate</text:p>
        </text:list-item>
        <text:list-item>
          <text:p text:style-name="P5">Fire</text:p>
        </text:list-item>
        <text:list-item>
          <text:p text:style-name="P5">EndRound</text:p>
        </text:list-item>
        <text:list-item>
          <text:p text:style-name="P5">Collide</text:p>
        </text:list-item>
        <text:list-item>
          <text:p text:style-name="P5">RunGame</text:p>
        </text:list-item>
        <text:list-item>
          <text:p text:style-name="P5">EndGame</text:p>
        </text:list-item>
        <text:list-item>
          <text:p text:style-name="P5">PickupItem</text:p>
        </text:list-item>
        <text:list-item>
          <text:p text:style-name="P10">Exit</text:p>
        </text:list-item>
        <text:list-item>
          <text:p text:style-name="P10">Pause</text:p>
        </text:list-item>
      </text:list>
      <text:h text:style-name="P14" text:outline-level="10"><text:bookmark text:name="h.u2ykiq81c03d"/>2.3.3 Domain Model</text:h>
      <text:p text:style-name="P2"/>
      <text:p text:style-name="P1">See appendix.</text:p>
      <text:p text:style-name="P1"/>
      <text:h text:style-name="P14" text:outline-level="10"><text:bookmark text:name="h.oqp4v31t08al"/>2.3.4 User Interface</text:h>
      <text:p text:style-name="P3">The application will use a very minimalistic, fixed (non-resizable, non-themeable) GUI. Application will run on fullscreen and everything will thus be scaled accordingly.</text:p>
      <text:p text:style-name="P3">During game, GUI will be limited to the running screen with the display of health b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Anton Lindgren</dc:creator>
    <meta:editing-cycles>2</meta:editing-cycles>
    <dc:date>2012-05-23T00:57:14</dc:date>
    <meta:editing-duration>P0D</meta:editing-duration>
    <meta:document-statistic meta:table-count="0" meta:image-count="0" meta:object-count="0" meta:page-count="3" meta:paragraph-count="74" meta:word-count="796" meta:character-count="4585" meta:non-whitespace-character-count="3952"/>
  </office:meta>
</office:document-meta>
</file>